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083in" style:rel-column-width="59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083in" style:rel-column-width="59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4b7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4b75" officeooo:paragraph-rsid="001f4b75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ef4b" officeooo:paragraph-rsid="001fef4b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004f6" officeooo:paragraph-rsid="001004f6"/>
    </style:style>
    <style:style style:name="P10" style:family="paragraph" style:parent-style-name="Table_20_Contents">
      <style:paragraph-properties fo:text-align="center" style:justify-single-word="false"/>
      <style:text-properties officeooo:rsid="00102aba" officeooo:paragraph-rsid="00102aba"/>
    </style:style>
    <style:style style:name="P11" style:family="paragraph" style:parent-style-name="Table_20_Contents">
      <style:paragraph-properties fo:text-align="center" style:justify-single-word="false"/>
      <style:text-properties officeooo:rsid="00104da9" officeooo:paragraph-rsid="00104da9"/>
    </style:style>
    <style:style style:name="P12" style:family="paragraph" style:parent-style-name="Table_20_Contents">
      <style:paragraph-properties fo:text-align="center" style:justify-single-word="false"/>
      <style:text-properties officeooo:rsid="00132a3a" officeooo:paragraph-rsid="00132a3a"/>
    </style:style>
    <style:style style:name="P13" style:family="paragraph" style:parent-style-name="Table_20_Contents">
      <style:paragraph-properties fo:text-align="center" style:justify-single-word="false"/>
      <style:text-properties officeooo:rsid="0013dce0" officeooo:paragraph-rsid="0013dce0"/>
    </style:style>
    <style:style style:name="P14" style:family="paragraph" style:parent-style-name="Table_20_Contents">
      <style:paragraph-properties fo:text-align="center" style:justify-single-word="false"/>
      <style:text-properties officeooo:rsid="0014a9e8" officeooo:paragraph-rsid="0014a9e8"/>
    </style:style>
    <style:style style:name="P15" style:family="paragraph" style:parent-style-name="Table_20_Contents">
      <style:paragraph-properties fo:text-align="center" style:justify-single-word="false"/>
      <style:text-properties officeooo:rsid="00169a9c" officeooo:paragraph-rsid="00169a9c"/>
    </style:style>
    <style:style style:name="P16" style:family="paragraph" style:parent-style-name="Table_20_Contents">
      <style:paragraph-properties fo:text-align="center" style:justify-single-word="false"/>
      <style:text-properties officeooo:rsid="0018b91c" officeooo:paragraph-rsid="0018b91c"/>
    </style:style>
    <style:style style:name="P17" style:family="paragraph" style:parent-style-name="Table_20_Contents">
      <style:paragraph-properties fo:text-align="center" style:justify-single-word="false"/>
      <style:text-properties officeooo:rsid="001956c0" officeooo:paragraph-rsid="001956c0"/>
    </style:style>
    <style:style style:name="P18" style:family="paragraph" style:parent-style-name="Table_20_Contents">
      <style:paragraph-properties fo:text-align="center" style:justify-single-word="false"/>
      <style:text-properties officeooo:rsid="001e9e98" officeooo:paragraph-rsid="001e9e98"/>
    </style:style>
    <style:style style:name="P19" style:family="paragraph" style:parent-style-name="Table_20_Contents">
      <style:paragraph-properties fo:text-align="center" style:justify-single-word="false"/>
      <style:text-properties officeooo:rsid="001fef4b" officeooo:paragraph-rsid="001fef4b"/>
    </style:style>
    <style:style style:name="P20" style:family="paragraph" style:parent-style-name="Table_20_Contents">
      <style:paragraph-properties fo:text-align="center" style:justify-single-word="false"/>
      <style:text-properties officeooo:rsid="0021b05c" officeooo:paragraph-rsid="0021b05c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="solid" draw:fill-color="#ed1c24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cfe6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e71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e71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9cfe6" style:text-blinking="false" fo:background-color="transparent" loext:char-shading-value="0"/>
    </style:style>
    <style:style style:name="T8" style:family="text">
      <style:text-properties officeooo:rsid="00104da9"/>
    </style:style>
    <style:style style:name="T9" style:family="text">
      <style:text-properties officeooo:rsid="00114e1d"/>
    </style:style>
    <style:style style:name="T10" style:family="text">
      <style:text-properties officeooo:rsid="00132a3a"/>
    </style:style>
    <style:style style:name="T11" style:family="text">
      <style:text-properties officeooo:rsid="0013dce0"/>
    </style:style>
    <style:style style:name="T12" style:family="text">
      <style:text-properties officeooo:rsid="0014a9e8"/>
    </style:style>
    <style:style style:name="T13" style:family="text">
      <style:text-properties officeooo:rsid="00169a9c"/>
    </style:style>
    <style:style style:name="T14" style:family="text">
      <style:text-properties officeooo:rsid="001956c0"/>
    </style:style>
    <style:style style:name="T15" style:family="text">
      <style:text-properties officeooo:rsid="001f4b75"/>
    </style:style>
    <style:style style:name="T16" style:family="text">
      <style:text-properties style:text-position="super 58%"/>
    </style:style>
    <style:style style:name="T17" style:family="text">
      <style:text-properties officeooo:rsid="001fef4b"/>
    </style:style>
    <style:style style:name="T18" style:family="text">
      <style:text-properties officeooo:rsid="0021b05c"/>
    </style:style>
    <style:style style:name="T19" style:family="text">
      <style:text-properties officeooo:rsid="00234cf7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d1c24" draw:marker-end="Arrow" draw:marker-end-width="0.0693in" draw:fill="solid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ed1c24" draw:fill="solid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9c6b0c3d-7fff-01e7-f599-62c4d49f9d0a"/><text:span text:style-name="T1">Answer 1)</text:span></text:p>
      <text:p text:style-name="P7"><text:span text:style-name="T4"/></text:p>
      <text:p text:style-name="P3">match = + 7</text:p>
      <text:p text:style-name="P3">mismatch = -6</text:p>
      <text:p text:style-name="P3">gap = -4</text:p>
      <text:p text:style-name="Text_20_body"/>
      <text:p text:style-name="P4">In every match of characters, there is a 7 point increase in the score matrix, for example when the related box to the match has score 0 the match becomes 7 and when it is 7 it becomes 14 and goes like that. That is why the match score is 7.</text:p>
      <text:p text:style-name="P4"/>
      <text:p text:style-name="P4">Since we are looking for the largest score in the boxes when we look at the decreased box scores it must either be a gap or a mismatch. When we look at the third character of the G A M A E D K which is M and 4th character of the M I M A G E D I L which is A there is a mismatch. We either put a gap penalty or mismatch but since the mismatch score is already 0 and since we must choose the largest score we see that the gap penalty is applied and 7 is decreased by 4 points and the box has 3 as a score which means gap penalty is -4.</text:p>
      <text:p text:style-name="P4"/>
      <text:p text:style-name="P4">When we look at the 4th character of G A M A E D K which is A and the 2nd character of the M I M A G E D I L which is I there is a mismatch and since we know the gap penalty which is -4 and the related boxes has score 3 if gap penalty was applied to this box it must be 0. Since it is 1 we see that the mismatch penalty is applied and 7 is decreased by 6 points and this makes our mismatch penalty -6.</text:p>
      <text:p text:style-name="P7"/>
      <table:table table:name="Table1" table:style-name="Table1">
        <table:table-column table:style-name="Table1.A" table:number-columns-repeated="11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G</text:p>
          </table:table-cell>
          <table:table-cell table:style-name="Table1.A1" office:value-type="string">
            <text:p text:style-name="P18">E</text:p>
          </table:table-cell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9">I</text:p>
          </table:table-cell>
          <table:table-cell table:style-name="Table1.K1" office:value-type="string">
            <text:p text:style-name="P9">L</text:p>
          </table:table-cell>
        </table:table-row>
        <table:table-row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K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K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9"><draw:line text:anchor-type="paragraph" draw:z-index="78" draw:name="Shape79" draw:style-name="gr2" draw:text-style-name="P23" svg:x1="0.1248in" svg:y1="0.3382in" svg:x2="-0.2189in" svg:y2="0.0984in"><text:p/></draw:line>0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K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9"><draw:line text:anchor-type="paragraph" draw:z-index="77" draw:name="Shape78" draw:style-name="gr2" draw:text-style-name="P23" svg:x1="0.1417in" svg:y1="0.3819in" svg:x2="-0.2228in" svg:y2="0.1008in"><text:p/></draw:line>3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K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9"><draw:line text:anchor-type="paragraph" draw:z-index="76" draw:name="Shape77" draw:style-name="gr2" draw:text-style-name="P23" svg:x1="0.1677in" svg:y1="0.0925in" svg:x2="-0.228in" svg:y2="0.1028in"><text:p/></draw:line>10</text:p>
          </table:table-cell>
          <table:table-cell table:style-name="Table1.A2" office:value-type="string">
            <text:p text:style-name="P20"><draw:line text:anchor-type="paragraph" draw:z-index="75" draw:name="Shape76" draw:style-name="gr2" draw:text-style-name="P23" svg:x1="0.1429in" svg:y1="0.3425in" svg:x2="-0.2217in" svg:y2="0.1236in"><text:p/></draw:line>6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0</text:p>
          </table:table-cell>
          <table:table-cell table:style-name="Table1.K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<text:span text:style-name="T18">1</text:span>0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20"><draw:line text:anchor-type="paragraph" draw:z-index="74" draw:name="Shape75" draw:style-name="gr2" draw:text-style-name="P23" svg:x1="0.1283in" svg:y1="0.3547in" svg:x2="-0.2362in" svg:y2="0.0839in"><text:p/></draw:line>13</text:p>
          </table:table-cell>
          <table:table-cell table:style-name="Table1.A2" office:value-type="string">
            <text:p text:style-name="P20">9</text:p>
          </table:table-cell>
          <table:table-cell table:style-name="Table1.K2" office:value-type="string">
            <text:p text:style-name="P20">5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9">24</text:p>
          </table:table-cell>
          <table:table-cell table:style-name="Table1.A2" office:value-type="string">
            <text:p text:style-name="P20">20</text:p>
          </table:table-cell>
          <table:table-cell table:style-name="Table1.K2" office:value-type="string">
            <text:p text:style-name="P20">16</text:p>
          </table:table-cell>
        </table:table-row>
        <table:table-row>
          <table:table-cell table:style-name="Table1.A2" office:value-type="string">
            <text:p text:style-name="P9">K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19"><text:span text:style-name="T18">2</text:span>0</text:p>
          </table:table-cell>
          <table:table-cell table:style-name="Table1.A2" office:value-type="string">
            <text:p text:style-name="P20">18</text:p>
          </table:table-cell>
          <table:table-cell table:style-name="Table1.K2" office:value-type="string">
            <text:p text:style-name="P20">14</text:p>
          </table:table-cell>
        </table:table-row>
      </table:table>
      <text:p text:style-name="P1"/>
      <text:p text:style-name="P3"><draw:line text:anchor-type="paragraph" draw:z-index="79" draw:name="Shape80" draw:style-name="gr3" draw:text-style-name="P23" svg:x1="0.661in" svg:y1="0.1665in" svg:x2="0.661in" svg:y2="0.2709in"><text:p/></draw:line><draw:line text:anchor-type="paragraph" draw:z-index="80" draw:name="Shape81" draw:style-name="gr3" draw:text-style-name="P23" svg:x1="0.5047in" svg:y1="0.1665in" svg:x2="0.515in" svg:y2="0.2602in"><text:p/></draw:line><draw:line text:anchor-type="paragraph" draw:z-index="81" draw:name="Shape82" draw:style-name="gr3" draw:text-style-name="P23" svg:x1="0.2134in" svg:y1="0.1665in" svg:x2="0.2236in" svg:y2="0.2602in"><text:p/></draw:line><draw:line text:anchor-type="paragraph" draw:z-index="82" draw:name="Shape83" draw:style-name="gr3" draw:text-style-name="P23" svg:x1="0.078in" svg:y1="0.1354in" svg:x2="0.0882in" svg:y2="0.2709in"><text:p/></draw:line><draw:line text:anchor-type="paragraph" draw:z-index="83" draw:name="Shape84" draw:style-name="gr3" draw:text-style-name="P23" svg:x1="0.3693in" svg:y1="0.1693in" svg:x2="0.3693in" svg:y2="0.2528in"><text:p/></draw:line><text:bookmark text:name="docs-internal-guid-a14ad3b7-7fff-e463-cd7b-91d67ab39258"/>M A _  E D</text:p>
      <text:p text:style-name="P7"><text:span text:style-name="T4">M A G E D</text:span></text:p>
      <text:p text:style-name="P3"><text:span text:style-name="T18">There are 4 matches 7*4 = 28 and a gap 28-4 = 24, t</text:span>he score of local allignment is 24. <text:span text:style-name="T19">In the table it is also 24.</text:span></text:p>
      <text:p text:style-name="Text_20_body"/>
      <text:p text:style-name="Text_20_body"/>
      <text:p text:style-name="Text_20_body"><text:soft-page-break/><text:line-break/><text:bookmark text:name="docs-internal-guid-378277b9-7fff-fd49-d1dc-9017dd071dbd"/><text:span text:style-name="T1">Answer 2)</text:span>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1">M</text:p>
          </table:table-cell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1">G</text:p>
          </table:table-cell>
          <table:table-cell table:style-name="Table2.A1" office:value-type="string">
            <text:p text:style-name="P11">M</text:p>
          </table:table-cell>
          <table:table-cell table:style-name="Table2.A1" office:value-type="string">
            <text:p text:style-name="P11">G</text:p>
          </table:table-cell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1">M</text:p>
          </table:table-cell>
          <table:table-cell table:style-name="Table2.A1" office:value-type="string">
            <text:p text:style-name="P11">E</text:p>
          </table:table-cell>
          <table:table-cell table:style-name="Table2.K1" office:value-type="string">
            <text:p text:style-name="P11">L</text:p>
          </table:table-cell>
        </table:table-row>
        <table:table-row>
          <table:table-cell table:style-name="Table2.A2" office:value-type="string">
            <text:p text:style-name="P8">-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><draw:line text:anchor-type="paragraph" draw:z-index="0" draw:name="Shape1" draw:style-name="gr1" draw:text-style-name="P21" svg:x1="-0.1665in" svg:y1="0.1362in" svg:x2="0.1563in" svg:y2="0.376in"><text:p/></draw:line>-<text:span text:style-name="T8">4</text:span></text:p>
          </table:table-cell>
          <table:table-cell table:style-name="Table2.A2" office:value-type="string">
            <text:p text:style-name="P8"><draw:line text:anchor-type="paragraph" draw:z-index="1" draw:name="Shape2" draw:style-name="gr1" draw:text-style-name="P21" svg:x1="-0.1291in" svg:y1="0.1154in" svg:x2="0.1626in" svg:y2="0.3862in"><text:p/></draw:line>-<text:span text:style-name="T8">8</text:span></text:p>
          </table:table-cell>
          <table:table-cell table:style-name="Table2.A2" office:value-type="string">
            <text:p text:style-name="P8"><draw:line text:anchor-type="paragraph" draw:z-index="3" draw:name="Shape4" draw:style-name="gr1" draw:text-style-name="P21" svg:x1="-0.1752in" svg:y1="0.1256in" svg:x2="0.2205in" svg:y2="0.3858in"><text:p/></draw:line><draw:line text:anchor-type="paragraph" draw:z-index="73" draw:name="Shape74" draw:style-name="gr2" draw:text-style-name="P23" svg:x1="0.2083in" svg:y1="0.4484in" svg:x2="-0.2398in" svg:y2="0.0319in"><text:p/></draw:line>-<text:span text:style-name="T8">12</text:span></text:p>
          </table:table-cell>
          <table:table-cell table:style-name="Table2.A2" office:value-type="string">
            <text:p text:style-name="P8"><draw:line text:anchor-type="paragraph" draw:z-index="6" draw:name="Shape6" draw:style-name="gr1" draw:text-style-name="P22" svg:x1="0.3937in" svg:y1="0.0528in" svg:x2="0.7374in" svg:y2="0.3862in"><text:p/></draw:line>-<text:span text:style-name="T8">16</text:span></text:p>
          </table:table-cell>
          <table:table-cell table:style-name="Table2.A2" office:value-type="string">
            <text:p text:style-name="P8">-<text:span text:style-name="T8">20</text:span></text:p>
          </table:table-cell>
          <table:table-cell table:style-name="Table2.A2" office:value-type="string">
            <text:p text:style-name="P8">-<text:span text:style-name="T8">24</text:span></text:p>
          </table:table-cell>
          <table:table-cell table:style-name="Table2.A2" office:value-type="string">
            <text:p text:style-name="P8">-<text:span text:style-name="T8">28</text:span></text:p>
          </table:table-cell>
          <table:table-cell table:style-name="Table2.A2" office:value-type="string">
            <text:p text:style-name="P8">-<text:span text:style-name="T8">32</text:span></text:p>
          </table:table-cell>
          <table:table-cell table:style-name="Table2.K2" office:value-type="string">
            <text:p text:style-name="P8">-<text:span text:style-name="T8">36</text:span></text:p>
          </table:table-cell>
        </table:table-row>
        <table:table-row>
          <table:table-cell table:style-name="Table2.A2" office:value-type="string">
            <text:p text:style-name="P10">G</text:p>
          </table:table-cell>
          <table:table-cell table:style-name="Table2.A2" office:value-type="string">
            <text:p text:style-name="P8">-<text:span text:style-name="T8">4</text:span></text:p>
          </table:table-cell>
          <table:table-cell table:style-name="Table2.A2" office:value-type="string">
            <text:p text:style-name="P8"><draw:line text:anchor-type="paragraph" draw:z-index="11" draw:name="Shape12" draw:style-name="gr1" draw:text-style-name="P21" svg:x1="-0.1665in" svg:y1="0.1071in" svg:x2="0.1354in" svg:y2="0.378in"><text:p/></draw:line>-<text:span text:style-name="T8">3</text:span></text:p>
          </table:table-cell>
          <table:table-cell table:style-name="Table2.A2" office:value-type="string">
            <text:p text:style-name="P8"><draw:line text:anchor-type="paragraph" draw:z-index="2" draw:name="Shape3" draw:style-name="gr1" draw:text-style-name="P21" svg:x1="-0.2126in" svg:y1="0.1071in" svg:x2="0.1626in" svg:y2="0.1173in"><text:p/></draw:line>-<text:span text:style-name="T8">7</text:span></text:p>
          </table:table-cell>
          <table:table-cell table:style-name="Table2.A2" office:value-type="string">
            <text:p text:style-name="P8"><draw:line text:anchor-type="paragraph" draw:z-index="13" draw:name="Shape14" draw:style-name="gr1" draw:text-style-name="P21" svg:x1="0.0646in" svg:y1="0.1173in" svg:x2="0.1063in" svg:y2="0.4402in"><text:p/></draw:line>-<text:span text:style-name="T8">2</text:span></text:p>
          </table:table-cell>
          <table:table-cell table:style-name="Table2.A2" office:value-type="string">
            <text:p text:style-name="P8"><draw:line text:anchor-type="paragraph" draw:z-index="4" draw:name="Shape5" draw:style-name="gr1" draw:text-style-name="P21" svg:x1="-0.1791in" svg:y1="0.1173in" svg:x2="0.1854in" svg:y2="0.1276in"><text:p/></draw:line><draw:line text:anchor-type="paragraph" draw:z-index="14" draw:name="Shape15" draw:style-name="gr1" draw:text-style-name="P21" svg:x1="-0.1791in" svg:y1="0.128in" svg:x2="0.1543in" svg:y2="0.378in"><text:p/></draw:line><draw:line text:anchor-type="paragraph" draw:z-index="72" draw:name="Shape73" draw:style-name="gr2" draw:text-style-name="P23" svg:x1="0.1in" svg:y1="0.4406in" svg:x2="-0.2854in" svg:y2="0.0862in"><text:p/></draw:line>-<text:span text:style-name="T8">6</text:span></text:p>
          </table:table-cell>
          <table:table-cell table:style-name="Table2.A2" office:value-type="string">
            <text:p text:style-name="P8"><draw:line text:anchor-type="paragraph" draw:z-index="5" draw:name="Shape7" draw:style-name="gr1" draw:text-style-name="P21" svg:x1="-0.2465in" svg:y1="0.1071in" svg:x2="0.1287in" svg:y2="0.1173in"><text:p/></draw:line>-<text:span text:style-name="T8">10</text:span></text:p>
          </table:table-cell>
          <table:table-cell table:style-name="Table2.A2" office:value-type="string">
            <text:p text:style-name="P8"><draw:line text:anchor-type="paragraph" draw:z-index="7" draw:name="Shape8" draw:style-name="gr1" draw:text-style-name="P21" svg:x1="-0.178in" svg:y1="0.1173in" svg:x2="0.1866in" svg:y2="0.1173in"><text:p/></draw:line>-<text:span text:style-name="T8">14</text:span></text:p>
          </table:table-cell>
          <table:table-cell table:style-name="Table2.A2" office:value-type="string">
            <text:p text:style-name="P8"><draw:line text:anchor-type="paragraph" draw:z-index="8" draw:name="Shape9" draw:style-name="gr1" draw:text-style-name="P21" svg:x1="-0.1819in" svg:y1="0.1173in" svg:x2="0.1827in" svg:y2="0.1173in"><text:p/></draw:line>-<text:span text:style-name="T9">18</text:span></text:p>
          </table:table-cell>
          <table:table-cell table:style-name="Table2.A2" office:value-type="string">
            <text:p text:style-name="P8"><draw:line text:anchor-type="paragraph" draw:z-index="9" draw:name="Shape10" draw:style-name="gr1" draw:text-style-name="P21" svg:x1="-0.1965in" svg:y1="0.0965in" svg:x2="0.137in" svg:y2="0.0965in"><text:p/></draw:line>-<text:span text:style-name="T10">22</text:span></text:p>
          </table:table-cell>
          <table:table-cell table:style-name="Table2.K2" office:value-type="string">
            <text:p text:style-name="P8"><draw:line text:anchor-type="paragraph" draw:z-index="10" draw:name="Shape11" draw:style-name="gr1" draw:text-style-name="P21" svg:x1="-0.1693in" svg:y1="0.1173in" svg:x2="0.1535in" svg:y2="0.1173in"><text:p/></draw:line>-<text:span text:style-name="T10">26</text:span></text:p>
          </table:table-cell>
        </table:table-row>
        <table:table-row>
          <table:table-cell table:style-name="Table2.A2" office:value-type="string">
            <text:p text:style-name="P10">M</text:p>
          </table:table-cell>
          <table:table-cell table:style-name="Table2.A2" office:value-type="string">
            <text:p text:style-name="P8">-<text:span text:style-name="T8">8</text:span></text:p>
          </table:table-cell>
          <table:table-cell table:style-name="Table2.A2" office:value-type="string">
            <text:p text:style-name="P12"><draw:line text:anchor-type="paragraph" draw:z-index="20" draw:name="Shape21" draw:style-name="gr1" draw:text-style-name="P21" svg:x1="0.0728in" svg:y1="0.1091in" svg:x2="0.0831in" svg:y2="0.4425in"><text:p/></draw:line>1</text:p>
          </table:table-cell>
          <table:table-cell table:style-name="Table2.A2" office:value-type="string">
            <text:p text:style-name="P12"><draw:line text:anchor-type="paragraph" draw:z-index="12" draw:name="Shape13" draw:style-name="gr1" draw:text-style-name="P21" svg:x1="-0.1917in" svg:y1="0.1091in" svg:x2="0.1626in" svg:y2="0.1193in"><text:p/></draw:line><draw:line text:anchor-type="paragraph" draw:z-index="21" draw:name="Shape22" draw:style-name="gr1" draw:text-style-name="P21" svg:x1="-0.1917in" svg:y1="0.1193in" svg:x2="0.1728in" svg:y2="0.3795in"><text:p/></draw:line>-3</text:p>
          </table:table-cell>
          <table:table-cell table:style-name="Table2.A2" office:value-type="string">
            <text:p text:style-name="P8">-<text:span text:style-name="T10">6</text:span>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<draw:line text:anchor-type="paragraph" draw:z-index="15" draw:name="Shape16" draw:style-name="gr1" draw:text-style-name="P21" svg:x1="-0.1634in" svg:y1="0.0882in" svg:x2="0.1803in" svg:y2="0.0882in"><text:p/></draw:line><draw:line text:anchor-type="paragraph" draw:z-index="24" draw:name="Shape25" draw:style-name="gr1" draw:text-style-name="P21" svg:x1="-0.1634in" svg:y1="0.0882in" svg:x2="0.1909in" svg:y2="0.3799in"><text:p/></draw:line><draw:line text:anchor-type="paragraph" draw:z-index="71" draw:name="Shape72" draw:style-name="gr2" draw:text-style-name="P23" svg:x1="0.1579in" svg:y1="0.0154in" svg:x2="-0.2902in" svg:y2="0.0673in"><text:p/></draw:line>1</text:p>
          </table:table-cell>
          <table:table-cell table:style-name="Table2.A2" office:value-type="string">
            <text:p text:style-name="P8"><draw:line text:anchor-type="paragraph" draw:z-index="16" draw:name="Shape17" draw:style-name="gr1" draw:text-style-name="P21" svg:x1="-0.2091in" svg:y1="0.1091in" svg:x2="0.1555in" svg:y2="0.1091in"><text:p/></draw:line><draw:line text:anchor-type="paragraph" draw:z-index="25" draw:name="Shape26" draw:style-name="gr1" draw:text-style-name="P21" svg:x1="-0.1984in" svg:y1="0.1717in" svg:x2="0.187in" svg:y2="0.3906in"><text:p/></draw:line><draw:line text:anchor-type="paragraph" draw:z-index="70" draw:name="Shape71" draw:style-name="gr2" draw:text-style-name="P23" svg:x1="0.0516in" svg:y1="0.3902in" svg:x2="-0.2839in" svg:y2="0.0882in"><text:p/></draw:line>-<text:span text:style-name="T10">3</text:span></text:p>
          </table:table-cell>
          <table:table-cell table:style-name="Table2.A2" office:value-type="string">
            <text:p text:style-name="P8"><draw:line text:anchor-type="paragraph" draw:z-index="17" draw:name="Shape18" draw:style-name="gr1" draw:text-style-name="P21" svg:x1="-0.1819in" svg:y1="0.1193in" svg:x2="0.1724in" svg:y2="0.1193in"><text:p/></draw:line>-<text:span text:style-name="T10">7</text:span></text:p>
          </table:table-cell>
          <table:table-cell table:style-name="Table2.A2" office:value-type="string">
            <text:p text:style-name="P8"><draw:line text:anchor-type="paragraph" draw:z-index="18" draw:name="Shape19" draw:style-name="gr1" draw:text-style-name="P21" svg:x1="-0.1965in" svg:y1="0.1299in" svg:x2="0.1472in" svg:y2="0.1402in"><text:p/></draw:line>-<text:span text:style-name="T10">11</text:span></text:p>
          </table:table-cell>
          <table:table-cell table:style-name="Table2.K2" office:value-type="string">
            <text:p text:style-name="P8"><draw:line text:anchor-type="paragraph" draw:z-index="19" draw:name="Shape20" draw:style-name="gr1" draw:text-style-name="P21" svg:x1="-0.1484in" svg:y1="0.0882in" svg:x2="0.185in" svg:y2="0.0673in"><text:p/></draw:line>-<text:span text:style-name="T10">15</text:span></text:p>
          </table:table-cell>
        </table:table-row>
        <table:table-row>
          <table:table-cell table:style-name="Table2.A2" office:value-type="string">
            <text:p text:style-name="P10">C</text:p>
          </table:table-cell>
          <table:table-cell table:style-name="Table2.A2" office:value-type="string">
            <text:p text:style-name="P8">-<text:span text:style-name="T8">12</text:span></text:p>
          </table:table-cell>
          <table:table-cell table:style-name="Table2.A2" office:value-type="string">
            <text:p text:style-name="P8"><draw:line text:anchor-type="paragraph" draw:z-index="29" draw:name="Shape30" draw:style-name="gr1" draw:text-style-name="P21" svg:x1="-0.1665in" svg:y1="0.1425in" svg:x2="0.1461in" svg:y2="0.3614in"><text:p/></draw:line><draw:line text:anchor-type="paragraph" draw:z-index="30" draw:name="Shape31" draw:style-name="gr1" draw:text-style-name="P21" svg:x1="0.4165in" svg:y1="0.111in" svg:x2="0.4476in" svg:y2="0.413in"><text:p/></draw:line>-<text:span text:style-name="T11">3</text:span></text:p>
          </table:table-cell>
          <table:table-cell table:style-name="Table2.A2" office:value-type="string">
            <text:p text:style-name="P13"><draw:line text:anchor-type="paragraph" draw:z-index="31" draw:name="Shape32" draw:style-name="gr1" draw:text-style-name="P21" svg:x1="0.0898in" svg:y1="0.111in" svg:x2="0.1417in" svg:y2="0.4236in"><text:p/></draw:line>10</text:p>
          </table:table-cell>
          <table:table-cell table:style-name="Table2.A2" office:value-type="string">
            <text:p text:style-name="P13"><draw:line text:anchor-type="paragraph" draw:z-index="22" draw:name="Shape23" draw:style-name="gr1" draw:text-style-name="P21" svg:x1="-0.2063in" svg:y1="0.1319in" svg:x2="0.1791in" svg:y2="0.1421in"><text:p/></draw:line><draw:line text:anchor-type="paragraph" draw:z-index="32" draw:name="Shape33" draw:style-name="gr1" draw:text-style-name="P21" svg:x1="-0.2063in" svg:y1="0.1425in" svg:x2="0.1689in" svg:y2="0.3508in"><text:p/></draw:line>6</text:p>
          </table:table-cell>
          <table:table-cell table:style-name="Table2.A2" office:value-type="string">
            <text:p text:style-name="P13"><draw:line text:anchor-type="paragraph" draw:z-index="23" draw:name="Shape24" draw:style-name="gr1" draw:text-style-name="P21" svg:x1="-0.1898in" svg:y1="0.0799in" svg:x2="0.1539in" svg:y2="0.0799in"><text:p/></draw:line><draw:line text:anchor-type="paragraph" draw:z-index="33" draw:name="Shape34" draw:style-name="gr1" draw:text-style-name="P21" svg:x1="-0.2102in" svg:y1="0.1528in" svg:x2="0.1854in" svg:y2="0.3819in"><text:p/></draw:line>2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<draw:line text:anchor-type="paragraph" draw:z-index="35" draw:name="Shape36" draw:style-name="gr1" draw:text-style-name="P21" svg:x1="0.0307in" svg:y1="0.1217in" svg:x2="0.0516in" svg:y2="0.4028in"><text:p/></draw:line>10</text:p>
          </table:table-cell>
          <table:table-cell table:style-name="Table2.A2" office:value-type="string">
            <text:p text:style-name="P13"><draw:line text:anchor-type="paragraph" draw:z-index="26" draw:name="Shape27" draw:style-name="gr1" draw:text-style-name="P21" svg:x1="-0.1925in" svg:y1="0.111in" svg:x2="0.172in" svg:y2="0.0902in"><text:p/></draw:line><draw:line text:anchor-type="paragraph" draw:z-index="36" draw:name="Shape37" draw:style-name="gr1" draw:text-style-name="P21" svg:x1="-0.1925in" svg:y1="0.1736in" svg:x2="0.1929in" svg:y2="0.4028in"><text:p/></draw:line><draw:line text:anchor-type="paragraph" draw:z-index="69" draw:name="Shape70" draw:style-name="gr2" draw:text-style-name="P23" svg:x1="0.0657in" svg:y1="0.4028in" svg:x2="-0.2362in" svg:y2="0.0799in"><text:p/></draw:line>6</text:p>
          </table:table-cell>
          <table:table-cell table:style-name="Table2.A2" office:value-type="string">
            <text:p text:style-name="P13"><draw:line text:anchor-type="paragraph" draw:z-index="27" draw:name="Shape28" draw:style-name="gr1" draw:text-style-name="P21" svg:x1="-0.1654in" svg:y1="0.1217in" svg:x2="0.1575in" svg:y2="0.1217in"><text:p/></draw:line>2</text:p>
          </table:table-cell>
          <table:table-cell table:style-name="Table2.K2" office:value-type="string">
            <text:p text:style-name="P8"><draw:line text:anchor-type="paragraph" draw:z-index="28" draw:name="Shape29" draw:style-name="gr1" draw:text-style-name="P21" svg:x1="-0.1799in" svg:y1="0.1008in" svg:x2="0.1846in" svg:y2="0.1217in"><text:p/></draw:line>-<text:span text:style-name="T11">2</text:span></text:p>
          </table:table-cell>
        </table:table-row>
        <table:table-row>
          <table:table-cell table:style-name="Table2.A2" office:value-type="string">
            <text:p text:style-name="P10">M</text:p>
          </table:table-cell>
          <table:table-cell table:style-name="Table2.A2" office:value-type="string">
            <text:p text:style-name="P8">-<text:span text:style-name="T8">16</text:span></text:p>
          </table:table-cell>
          <table:table-cell table:style-name="Table2.A2" office:value-type="string">
            <text:p text:style-name="P8"><draw:line text:anchor-type="paragraph" draw:z-index="39" draw:name="Shape40" draw:style-name="gr1" draw:text-style-name="P21" svg:x1="0.0311in" svg:y1="0.0925in" svg:x2="0.1039in" svg:y2="0.4154in"><text:p/></draw:line>-<text:span text:style-name="T11">7</text:span></text:p>
          </table:table-cell>
          <table:table-cell table:style-name="Table2.A2" office:value-type="string">
            <text:p text:style-name="P13"><draw:line text:anchor-type="paragraph" draw:z-index="40" draw:name="Shape41" draw:style-name="gr1" draw:text-style-name="P21" svg:x1="0.402in" svg:y1="0.0819in" svg:x2="0.4228in" svg:y2="0.4154in"><text:p/></draw:line>6</text:p>
          </table:table-cell>
          <table:table-cell table:style-name="Table2.A2" office:value-type="string">
            <text:p text:style-name="P13"><draw:line text:anchor-type="paragraph" draw:z-index="41" draw:name="Shape42" draw:style-name="gr1" draw:text-style-name="P21" svg:x1="-0.1854in" svg:y1="0.0819in" svg:x2="0.2in" svg:y2="0.3736in"><text:p/></draw:line>7</text:p>
          </table:table-cell>
          <table:table-cell table:style-name="Table2.A2" office:value-type="string">
            <text:p text:style-name="P13"><draw:line text:anchor-type="paragraph" draw:z-index="42" draw:name="Shape43" draw:style-name="gr1" draw:text-style-name="P21" svg:x1="0.05in" svg:y1="0.1134in" svg:x2="0.1752in" svg:y2="0.4051in"><text:p/></draw:line>11</text:p>
          </table:table-cell>
          <table:table-cell table:style-name="Table2.A2" office:value-type="string">
            <text:p text:style-name="P14"><draw:line text:anchor-type="paragraph" draw:z-index="34" draw:name="Shape35" draw:style-name="gr1" draw:text-style-name="P21" svg:x1="-0.1736in" svg:y1="0.1339in" svg:x2="0.2016in" svg:y2="0.1236in"><text:p/></draw:line><draw:line text:anchor-type="paragraph" draw:z-index="43" draw:name="Shape44" draw:style-name="gr1" draw:text-style-name="P21" svg:x1="-0.1736in" svg:y1="0.1339in" svg:x2="0.1909in" svg:y2="0.3736in"><text:p/></draw:line>7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<draw:line text:anchor-type="paragraph" draw:z-index="45" draw:name="Shape46" draw:style-name="gr1" draw:text-style-name="P21" svg:x1="0.3909in" svg:y1="0.1339in" svg:x2="0.422in" svg:y2="0.4047in"><text:p/></draw:line>15</text:p>
          </table:table-cell>
          <table:table-cell table:style-name="Table2.A2" office:value-type="string">
            <text:p text:style-name="P14"><draw:line text:anchor-type="paragraph" draw:z-index="37" draw:name="Shape38" draw:style-name="gr1" draw:text-style-name="P21" svg:x1="-0.1654in" svg:y1="0.113in" svg:x2="0.1681in" svg:y2="0.1028in"><text:p/></draw:line><draw:line text:anchor-type="paragraph" draw:z-index="46" draw:name="Shape47" draw:style-name="gr1" draw:text-style-name="P21" svg:x1="-0.1862in" svg:y1="0.1339in" svg:x2="0.1366in" svg:y2="0.3528in"><text:p/></draw:line><draw:line text:anchor-type="paragraph" draw:z-index="68" draw:name="Shape69" draw:style-name="gr2" draw:text-style-name="P23" svg:x1="0.1972in" svg:y1="0.3004in" svg:x2="-0.2173in" svg:y2="0.1339in"><text:p/></draw:line>11</text:p>
          </table:table-cell>
          <table:table-cell table:style-name="Table2.K2" office:value-type="string">
            <text:p text:style-name="P14"><draw:line text:anchor-type="paragraph" draw:z-index="38" draw:name="Shape39" draw:style-name="gr1" draw:text-style-name="P21" svg:x1="-0.1693in" svg:y1="0.1134in" svg:x2="0.2059in" svg:y2="0.1236in"><text:p/></draw:line>7</text:p>
          </table:table-cell>
        </table:table-row>
        <table:table-row>
          <table:table-cell table:style-name="Table2.A2" office:value-type="string">
            <text:p text:style-name="P10">E</text:p>
          </table:table-cell>
          <table:table-cell table:style-name="Table2.A2" office:value-type="string">
            <text:p text:style-name="P8">-<text:span text:style-name="T8">20</text:span></text:p>
          </table:table-cell>
          <table:table-cell table:style-name="Table2.A2" office:value-type="string">
            <text:p text:style-name="P8"><draw:line text:anchor-type="paragraph" draw:z-index="48" draw:name="Shape49" draw:style-name="gr1" draw:text-style-name="P21" svg:x1="0.448in" svg:y1="0.0839in" svg:x2="0.4689in" svg:y2="0.4067in"><text:p/></draw:line>-<text:span text:style-name="T12">11</text:span></text:p>
          </table:table-cell>
          <table:table-cell table:style-name="Table2.A2" office:value-type="string">
            <text:p text:style-name="P14"><draw:line text:anchor-type="paragraph" draw:z-index="49" draw:name="Shape50" draw:style-name="gr1" draw:text-style-name="P21" svg:x1="0.1in" svg:y1="0.1047in" svg:x2="0.152in" svg:y2="0.4173in"><text:p/></draw:line>2</text:p>
          </table:table-cell>
          <table:table-cell table:style-name="Table2.A2" office:value-type="string">
            <text:p text:style-name="P14"><draw:line text:anchor-type="paragraph" draw:z-index="50" draw:name="Shape51" draw:style-name="gr1" draw:text-style-name="P21" svg:x1="-0.2063in" svg:y1="0.1465in" svg:x2="0.1689in" svg:y2="0.3654in"><text:p/></draw:line>4</text:p>
          </table:table-cell>
          <table:table-cell table:style-name="Table2.A2" office:value-type="string">
            <text:p text:style-name="P14"><draw:line text:anchor-type="paragraph" draw:z-index="51" draw:name="Shape52" draw:style-name="gr1" draw:text-style-name="P21" svg:x1="0.3835in" svg:y1="0.0425in" svg:x2="0.4146in" svg:y2="0.4177in"><text:p/></draw:line>7</text:p>
          </table:table-cell>
          <table:table-cell table:style-name="Table2.A2" office:value-type="string">
            <text:p text:style-name="P14"><draw:line text:anchor-type="paragraph" draw:z-index="52" draw:name="Shape53" draw:style-name="gr1" draw:text-style-name="P21" svg:x1="-0.1736in" svg:y1="0.1047in" svg:x2="0.1807in" svg:y2="0.365in"><text:p/></draw:line>9</text:p>
          </table:table-cell>
          <table:table-cell table:style-name="Table2.A2" office:value-type="string">
            <text:p text:style-name="P14"><draw:line text:anchor-type="paragraph" draw:z-index="44" draw:name="Shape45" draw:style-name="gr1" draw:text-style-name="P21" svg:x1="-0.2193in" svg:y1="0.1256in" svg:x2="0.187in" svg:y2="0.1047in"><text:p/></draw:line><draw:line text:anchor-type="paragraph" draw:z-index="53" draw:name="Shape54" draw:style-name="gr1" draw:text-style-name="P21" svg:x1="-0.2193in" svg:y1="0.1256in" svg:x2="0.2287in" svg:y2="0.3858in"><text:p/></draw:line>5</text:p>
          </table:table-cell>
          <table:table-cell table:style-name="Table2.A2" office:value-type="string">
            <text:p text:style-name="P14"><draw:line text:anchor-type="paragraph" draw:z-index="54" draw:name="Shape55" draw:style-name="gr1" draw:text-style-name="P21" svg:x1="0.089in" svg:y1="0.0425in" svg:x2="0.1409in" svg:y2="0.4071in"><text:p/></draw:line>11</text:p>
          </table:table-cell>
          <table:table-cell table:style-name="Table2.A2" office:value-type="string">
            <text:p text:style-name="P15"><draw:line text:anchor-type="paragraph" draw:z-index="55" draw:name="Shape56" draw:style-name="gr1" draw:text-style-name="P21" svg:x1="0.1366in" svg:y1="0.0839in" svg:x2="0.1469in" svg:y2="0.3965in"><text:p/></draw:line><draw:line text:anchor-type="paragraph" draw:z-index="67" draw:name="Shape68" draw:style-name="gr2" draw:text-style-name="P23" svg:x1="0.0307in" svg:y1="0.3862in" svg:x2="0.0307in" svg:y2="0.0319in"><text:p/></draw:line>20</text:p>
          </table:table-cell>
          <table:table-cell table:style-name="Table2.K2" office:value-type="string">
            <text:p text:style-name="P15"><draw:line text:anchor-type="paragraph" draw:z-index="47" draw:name="Shape48" draw:style-name="gr1" draw:text-style-name="P21" svg:x1="-0.1591in" svg:y1="0.1256in" svg:x2="0.1953in" svg:y2="0.1256in"><text:p/></draw:line><draw:line text:anchor-type="paragraph" draw:z-index="56" draw:name="Shape57" draw:style-name="gr1" draw:text-style-name="P21" svg:x1="-0.211in" svg:y1="0.1154in" svg:x2="0.1846in" svg:y2="0.3862in"><text:p/></draw:line>16</text:p>
          </table:table-cell>
        </table:table-row>
        <table:table-row>
          <table:table-cell table:style-name="Table2.A2" office:value-type="string">
            <text:p text:style-name="P10">D</text:p>
          </table:table-cell>
          <table:table-cell table:style-name="Table2.A2" office:value-type="string">
            <text:p text:style-name="P8">-<text:span text:style-name="T8">24</text:span></text:p>
          </table:table-cell>
          <table:table-cell table:style-name="Table2.A2" office:value-type="string">
            <text:p text:style-name="P8"><draw:line text:anchor-type="paragraph" draw:z-index="57" draw:name="Shape58" draw:style-name="gr1" draw:text-style-name="P21" svg:x1="0.052in" svg:y1="0.0756in" svg:x2="0.1248in" svg:y2="0.4091in"><text:p/></draw:line>-<text:span text:style-name="T13">15</text:span></text:p>
          </table:table-cell>
          <table:table-cell table:style-name="Table2.A2" office:value-type="string">
            <text:p text:style-name="P8"><draw:line text:anchor-type="paragraph" draw:z-index="58" draw:name="Shape59" draw:style-name="gr1" draw:text-style-name="P21" svg:x1="0.402in" svg:y1="0.0965in" svg:x2="0.4122in" svg:y2="0.3882in"><text:p/></draw:line>-<text:span text:style-name="T13">2</text:span></text:p>
          </table:table-cell>
          <table:table-cell table:style-name="Table2.A2" office:value-type="string">
            <text:p text:style-name="P16"><draw:line text:anchor-type="paragraph" draw:z-index="59" draw:name="Shape60" draw:style-name="gr1" draw:text-style-name="P21" svg:x1="0.4602in" svg:y1="0.0445in" svg:x2="0.4291in" svg:y2="0.4197in"><text:p/></draw:line>1</text:p>
          </table:table-cell>
          <table:table-cell table:style-name="Table2.A2" office:value-type="string">
            <text:p text:style-name="P16"><draw:line text:anchor-type="paragraph" draw:z-index="60" draw:name="Shape61" draw:style-name="gr1" draw:text-style-name="P21" svg:x1="-0.1791in" svg:y1="0.0445in" svg:x2="0.1854in" svg:y2="0.3673in"><text:p/></draw:line>3</text:p>
          </table:table-cell>
          <table:table-cell table:style-name="Table2.A2" office:value-type="string">
            <text:p text:style-name="P17"><draw:line text:anchor-type="paragraph" draw:z-index="61" draw:name="Shape62" draw:style-name="gr1" draw:text-style-name="P21" svg:x1="0.389in" svg:y1="0.1173in" svg:x2="0.4098in" svg:y2="0.4193in"><text:p/></draw:line>6</text:p>
          </table:table-cell>
          <table:table-cell table:style-name="Table2.A2" office:value-type="string">
            <text:p text:style-name="P17"><draw:line text:anchor-type="paragraph" draw:z-index="62" draw:name="Shape63" draw:style-name="gr1" draw:text-style-name="P21" svg:x1="-0.1984in" svg:y1="0.1173in" svg:x2="0.2079in" svg:y2="0.3571in"><text:p/></draw:line>6</text:p>
          </table:table-cell>
          <table:table-cell table:style-name="Table2.A2" office:value-type="string">
            <text:p text:style-name="P17"><draw:line text:anchor-type="paragraph" draw:z-index="63" draw:name="Shape64" draw:style-name="gr1" draw:text-style-name="P21" svg:x1="-0.1819in" svg:y1="0.1071in" svg:x2="0.1618in" svg:y2="0.3469in"><text:p/></draw:line>7</text:p>
          </table:table-cell>
          <table:table-cell table:style-name="Table2.A2" office:value-type="string">
            <text:p text:style-name="P17"><draw:line text:anchor-type="paragraph" draw:z-index="64" draw:name="Shape65" draw:style-name="gr1" draw:text-style-name="P21" svg:x1="0.3972in" svg:y1="0.1173in" svg:x2="0.4283in" svg:y2="0.3776in"><text:p/></draw:line>16</text:p>
          </table:table-cell>
          <table:table-cell table:style-name="Table2.K2" office:value-type="string">
            <text:p text:style-name="P17"><draw:line text:anchor-type="paragraph" draw:z-index="65" draw:name="Shape66" draw:style-name="gr1" draw:text-style-name="P21" svg:x1="-0.211in" svg:y1="0.1173in" svg:x2="0.1535in" svg:y2="0.3465in"><text:p/></draw:line><draw:line text:anchor-type="paragraph" draw:z-index="66" draw:name="Shape67" draw:style-name="gr2" draw:text-style-name="P23" svg:x1="0.1516in" svg:y1="0.3984in" svg:x2="-0.211in" svg:y2="0.1173in"><text:p/></draw:line>16</text:p>
          </table:table-cell>
        </table:table-row>
        <table:table-row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8">-<text:span text:style-name="T8">28</text:span></text:p>
          </table:table-cell>
          <table:table-cell table:style-name="Table2.A2" office:value-type="string">
            <text:p text:style-name="P8">-<text:span text:style-name="T14">19</text:span></text:p>
          </table:table-cell>
          <table:table-cell table:style-name="Table2.A2" office:value-type="string">
            <text:p text:style-name="P8">-<text:span text:style-name="T14">6</text:span></text:p>
          </table:table-cell>
          <table:table-cell table:style-name="Table2.A2" office:value-type="string">
            <text:p text:style-name="P8">-<text:span text:style-name="T14">3</text:span></text:p>
          </table:table-cell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7">12</text:p>
          </table:table-cell>
          <table:table-cell table:style-name="Table2.K2" office:value-type="string">
            <text:p text:style-name="P17">20</text:p>
          </table:table-cell>
        </table:table-row>
      </table:table>
      <text:p text:style-name="Text_20_body"><text:span text:style-name="T1"/></text:p>
      <text:p text:style-name="P2"><draw:line text:anchor-type="paragraph" draw:z-index="89" draw:name="Shape85" draw:style-name="gr3" draw:text-style-name="P23" svg:x1="1.1091in" svg:y1="0.1508in" svg:x2="1.1091in" svg:y2="0.276in"><text:p/></draw:line><draw:line text:anchor-type="paragraph" draw:z-index="88" draw:name="Shape85" draw:style-name="gr3" draw:text-style-name="P23" svg:x1="0.911in" svg:y1="0.1598in" svg:x2="0.911in" svg:y2="0.285in"><text:p/></draw:line><draw:line text:anchor-type="paragraph" draw:z-index="87" draw:name="Shape85" draw:style-name="gr3" draw:text-style-name="P23" svg:x1="0.7339in" svg:y1="0.1701in" svg:x2="0.7339in" svg:y2="0.2953in"><text:p/></draw:line><draw:line text:anchor-type="paragraph" draw:z-index="92" draw:name="Shape85" draw:style-name="gr3" draw:text-style-name="P23" svg:x1="0.4008in" svg:y1="0.1701in" svg:x2="0.4008in" svg:y2="0.2953in"><text:p/></draw:line><draw:line text:anchor-type="paragraph" draw:z-index="91" draw:name="Shape85" draw:style-name="gr3" draw:text-style-name="P23" svg:x1="0.2339in" svg:y1="0.1701in" svg:x2="0.2339in" svg:y2="0.2953in"><text:p/></draw:line><text:span text:style-name="T6">C </text:span><text:span text:style-name="T7">G M </text:span><text:span text:style-name="T6">G </text:span><text:span text:style-name="T7"><text:s/>C M <text:s/>E <text:s/></text:span><text:span text:style-name="T5">_ <text:s/></text:span><text:span text:style-name="T7">L</text:span></text:p>
      <text:p text:style-name="P2"><draw:line text:anchor-type="paragraph" draw:z-index="84" draw:name="Shape85" draw:style-name="gr3" draw:text-style-name="P23" svg:x1="1.4528in" svg:y1="-0.1035in" svg:x2="1.4528in" svg:y2="0.0217in"><text:p/></draw:line><draw:line text:anchor-type="paragraph" draw:z-index="85" draw:name="Shape85" draw:style-name="gr3" draw:text-style-name="P23" svg:x1="1.2965in" svg:y1="-0.1165in" svg:x2="1.2965in" svg:y2="0.0087in"><text:p/></draw:line><draw:line text:anchor-type="paragraph" draw:z-index="86" draw:name="Shape85" draw:style-name="gr3" draw:text-style-name="P23" svg:x1="0.5571in" svg:y1="-0.1181in" svg:x2="0.5571in" svg:y2="0.0071in"><text:p/></draw:line><draw:line text:anchor-type="paragraph" draw:z-index="90" draw:name="Shape85" draw:style-name="gr3" draw:text-style-name="P23" svg:x1="0.0673in" svg:y1="-0.1181in" svg:x2="0.0673in" svg:y2="0.0071in"><text:p/></draw:line><text:span text:style-name="T7">_</text:span><text:span text:style-name="T6"> <text:s/></text:span><text:span text:style-name="T7">G </text:span><text:span text:style-name="T6">M _ <text:s/>C M <text:s/>E <text:s/>D <text:s/>L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27:08.983354503</meta:creation-date>
    <dc:date>2020-02-25T08:58:57.147621358</dc:date>
    <meta:editing-duration>PT32M7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2" meta:paragraph-count="209" meta:word-count="532" meta:character-count="1684" meta:non-whitespace-character-count="1350"/>
  </office:meta>
</office:document-meta>
</file>